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kNN variando k con K = 2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07.48" calcext:value-type="float">
            <text:p>3307.48</text:p>
          </table:table-cell>
          <table:table-cell office:value-type="float" office:value="0.942452" calcext:value-type="float">
            <text:p>0.9424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44.49" calcext:value-type="float">
            <text:p>3344.49</text:p>
          </table:table-cell>
          <table:table-cell office:value-type="float" office:value="0.91681" calcext:value-type="float">
            <text:p>0.916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60.26" calcext:value-type="float">
            <text:p>3760.26</text:p>
          </table:table-cell>
          <table:table-cell office:value-type="float" office:value="0.844905" calcext:value-type="float">
            <text:p>0.844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1:09:57.111596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25:36.007897127</meta:creation-date>
    <dc:date>2015-05-13T11:12:06.508959919</dc:date>
    <meta:editing-duration>P0D</meta:editing-duration>
    <meta:editing-cycles>3</meta:editing-cycles>
    <meta:generator>LibreOffice/4.2.6.3$Linux_X86_64 LibreOffice_project/420m0$Build-3</meta:generator>
    <meta:document-statistic meta:table-count="1" meta:cell-count="13" meta:object-count="0"/>
  </office:meta>
</office:document-meta>
</file>